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4S</meta:editing-duration>
    <meta:editing-cycles>9</meta:editing-cycles>
    <meta:generator>Collabora_OfficeDev/6.2.10.1$Linux_X86_64 LibreOffice_project/d10797179055f2c3683d725c7bf8b712c3dfbbcd</meta:generator>
    <dc:date>2019-11-16T11:24:20.018207320</dc:date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